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254eab" officeooo:paragraph-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P3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4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5" style:family="paragraph" style:parent-style-name="Text_20_body_20__28_user_29_">
      <style:paragraph-properties fo:text-align="center" style:justify-single-word="false"/>
      <style:text-properties fo:font-size="14pt" fo:font-weight="bold" officeooo:rsid="0023489d" officeooo:paragraph-rsid="0023489d" style:font-size-asian="14pt" style:font-weight-asian="bold"/>
    </style:style>
    <style:style style:name="P6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2f9737"/>
    </style:style>
    <style:style style:name="P8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9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10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11" style:family="paragraph" style:parent-style-name="Text_20_body_20__28_user_29_" style:list-style-name="L1">
      <style:paragraph-properties fo:text-align="justify" style:justify-single-word="false"/>
      <style:text-properties style:font-name="Helvetica" fo:font-size="11pt" fo:language="es" fo:country="ES" fo:font-weight="normal" officeooo:rsid="0023853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2" style:family="paragraph" style:parent-style-name="Text_20_body_20__28_user_29_">
      <style:paragraph-properties fo:text-align="justify" style:justify-single-word="false"/>
      <style:text-properties officeooo:paragraph-rsid="00434581"/>
    </style:style>
    <style:style style:name="P13" style:family="paragraph" style:parent-style-name="Text_20_body_20__28_user_29_">
      <style:paragraph-properties fo:text-align="justify" style:justify-single-word="false"/>
      <style:text-properties officeooo:rsid="003f96b6" officeooo:paragraph-rsid="003f96b6"/>
    </style:style>
    <style:style style:name="P14" style:family="paragraph" style:parent-style-name="Text_20_body_20__28_user_29_">
      <style:paragraph-properties fo:text-align="justify" style:justify-single-word="false"/>
      <style:text-properties officeooo:rsid="00254eab" officeooo:paragraph-rsid="004164f8"/>
    </style:style>
    <style:style style:name="P15" style:family="paragraph" style:parent-style-name="Text_20_body_20__28_user_29_">
      <style:paragraph-properties fo:text-align="justify" style:justify-single-word="false"/>
      <style:text-properties fo:font-weight="normal" officeooo:rsid="004164f8" officeooo:paragraph-rsid="004164f8" style:font-weight-asian="normal" style:font-weight-complex="normal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1e8f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858f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2f973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40bd7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4164f8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3f96b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43458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447fe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45698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6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7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40bd7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4164f8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43458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2" style:family="text">
      <style:text-properties style:font-name="Helvetica" fo:font-size="11pt" fo:language="es" fo:country="ES" fo:font-style="italic" fo:font-weight="normal" officeooo:rsid="0040bd7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3" style:family="text">
      <style:text-properties style:font-name="Helvetica" fo:font-size="11pt" fo:language="es" fo:country="ES" fo:font-style="italic" fo:font-weight="normal" officeooo:rsid="003f96b6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4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25" style:family="text">
      <style:text-properties style:font-name="Helvetica" fo:font-size="11pt" fo:language="es" fo:country="ES" fo:font-style="normal" fo:font-weight="bold" officeooo:rsid="004164f8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26" style:family="text">
      <style:text-properties style:font-name="Helvetica" fo:font-size="11pt" fo:language="es" fo:country="ES" fo:font-style="normal" fo:font-weight="bold" officeooo:rsid="00434581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27" style:family="text">
      <style:text-properties style:font-name="Helvetica" fo:font-size="11pt" fo:language="es" fo:country="ES" fo:font-style="normal" fo:font-weight="normal" officeooo:rsid="004164f8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28" style:family="text">
      <style:text-properties style:font-name="Helvetica" fo:font-size="11pt" fo:language="es" fo:country="ES" fo:font-style="normal" fo:font-weight="normal" officeooo:rsid="00434581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29" style:family="text">
      <style:text-properties style:font-name="Helvetica" fo:font-size="11pt" fo:language="es" fo:country="ES" fo:font-style="normal" fo:font-weight="normal" officeooo:rsid="0047660e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0" style:family="text">
      <style:text-properties style:font-name="Helvetica" fo:font-size="11pt" fo:language="es" fo:country="ES" fo:font-style="normal" style:letter-kerning="true" style:font-name-asian="SimSun" style:font-size-asian="11pt" style:language-asian="zh" style:country-asian="CN" style:font-style-asian="normal" style:font-name-complex="Helv" style:font-size-complex="11pt" style:language-complex="hi" style:country-complex="IN" style:font-style-complex="normal"/>
    </style:style>
    <style:style style:name="T31" style:family="text">
      <style:text-properties officeooo:rsid="00361400"/>
    </style:style>
    <style:style style:name="T32" style:family="text">
      <style:text-properties officeooo:rsid="003e8bdc"/>
    </style:style>
    <style:style style:name="T33" style:family="text">
      <style:text-properties officeooo:rsid="003ebc3e"/>
    </style:style>
    <style:style style:name="T34" style:family="text">
      <style:text-properties fo:font-weight="normal" officeooo:rsid="004164f8" style:font-weight-asian="normal" style:font-weight-complex="normal"/>
    </style:style>
    <style:style style:name="T3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AMEN PRÁCTICAS</text:p>
      <text:p text:style-name="P5">ARQUITECTURA DE COMPUTADORES (RISC-V)</text:p>
      <text:p text:style-name="P5">1º Ingeniería de Robótica Software, URJC</text:p>
      <text:p text:style-name="P6">Fuenlabrada, <text:span text:style-name="T33">18</text:span> de <text:span text:style-name="T33">Junio</text:span> de 201<text:span text:style-name="T32">9</text:span></text:p>
      <text:p text:style-name="P3"/>
      <text:p text:style-name="P4"><text:span text:style-name="T16">A</text:span><text:span text:style-name="T15">VISO</text:span><text:span text:style-name="T1">: Asegúrate que tus programas </text:span><text:span text:style-name="T15">cumplen</text:span><text:span text:style-name="T1"> con los siguientes criterios. Si no se cumple alguno de ellos la </text:span><text:span text:style-name="T15">nota máxima</text:span><text:span text:style-name="T1"> de tu examen será de </text:span><text:span text:style-name="T15">2 puntos</text:span></text:p>
      <text:list xml:id="list3814819919" text:style-name="L1">
        <text:list-item>
          <text:p text:style-name="P9"><text:span text:style-name="T15">Cumplimiento de especificaciones</text:span><text:span text:style-name="T1">. Se debe</text:span><text:span text:style-name="T6">n</text:span><text:span text:style-name="T1"> cumplir las especificaciones indicadas en el enunciado: nombres de funciones, nombres de archivos, </text:span><text:span text:style-name="T7">funcionalidad, </text:span><text:span text:style-name="T14">número de parámetros, </text:span><text:span text:style-name="T1">etc. Compruébalo antes de entregar el examen</text:span></text:p>
        </text:list-item>
        <text:list-item>
          <text:p text:style-name="P9"><text:span text:style-name="T24">Respetar el convenio</text:span><text:span text:style-name="T1">. </text:span><text:span text:style-name="T3">Resuelve las preguntas </text:span><text:span text:style-name="T17">sin violar</text:span><text:span text:style-name="T3"> el convenio del uso de registros</text:span></text:p>
        </text:list-item>
        <text:list-item>
          <text:p text:style-name="P10"><text:span text:style-name="T15">Sin errores en tiempo de ejecución</text:span><text:span text:style-name="T1"> (Runtime errors). Tus programas no deben generar excepciones al ejecutarse</text:span></text:p>
          <text:p text:style-name="P11"/>
        </text:list-item>
      </text:list>
      <text:p text:style-name="P13"><text:span text:style-name="T2">N</text:span><text:span text:style-name="T1">ecesitamos crear la función </text:span><text:span text:style-name="T21">void</text:span><text:span text:style-name="T1"> </text:span><text:span text:style-name="T15">upper</text:span><text:span text:style-name="T21">(char *pstr)</text:span><text:span text:style-name="T1"> que recibe como argumento un </text:span><text:span text:style-name="T15">puntero</text:span><text:span text:style-name="T1"> a una </text:span><text:span text:style-name="T15">cadena de caracteres</text:span><text:span text:style-name="T1"> y convierte esa cadena a </text:span><text:span text:style-name="T15">mayúsculas</text:span><text:span text:style-name="T1">. Los caracteres que ya estuviesen en mayúsculas se quedan igual, así como el resto de caracteres que NO son letras. Por tanto, sólo hay que convertir los caracteres desde la </text:span><text:span text:style-name="T15">‘a’</text:span><text:span text:style-name="T1"> a la </text:span><text:span text:style-name="T15">‘z’</text:span><text:span text:style-name="T1"> en mayúsculas, dejando el resto como estuviesen</text:span></text:p>
      <text:p text:style-name="P13"><text:span text:style-name="T1">Por ejemplo, la cadena “</text:span><text:span text:style-name="T21">Summer is coming**-2019\n</text:span><text:span text:style-name="T1">” se convertirá a “</text:span><text:span text:style-name="T21">**SUMMER IS COMING**-2019\n</text:span><text:span text:style-name="T1">” al aplicar esta función </text:span><text:span text:style-name="T14">(Recuerda que el carácter ‘\n’ es el salto de línea)</text:span></text:p>
      <text:p text:style-name="P13"><text:span text:style-name="T1">Para su implementación, el jefe de proyecto ha d</text:span><text:span text:style-name="T9">eterminado que </text:span><text:span text:style-name="T14">se </text:span><text:span text:style-name="T9">debe llamar a la función </text:span><text:span text:style-name="T22">void</text:span><text:span text:style-name="T9"> </text:span><text:span text:style-name="T18">upper_char</text:span><text:span text:style-name="T22">(char *c)</text:span><text:span text:style-name="T9"> , la cual realiza el paso a mayúsculas de </text:span><text:span text:style-name="T18">un único carácter</text:span><text:span text:style-name="T9">, cuyo puntero se pasa como parámetro (c)</text:span></text:p>
      <text:p text:style-name="P2">Se pi<text:span text:style-name="T31">d</text:span>e <text:span text:style-name="T34">implementar las siguientes funciones y los programas principales indicados</text:span>:</text:p>
      <text:p text:style-name="P14"><text:span text:style-name="T1">1. </text:span><text:span text:style-name="T19">Función upper_char </text:span><text:span text:style-name="T10">(</text:span><text:span text:style-name="T12">2</text:span><text:span text:style-name="T10"> ptos): </text:span><text:span text:style-name="T8"><text:s/></text:span><text:span text:style-name="T22">void</text:span><text:span text:style-name="T9"> upper_char</text:span><text:span text:style-name="T22">(char *c): </text:span><text:span text:style-name="T27">Pasar a mayúsuclas el carácter apuntado por c. Para pasar un carácter a mayúsuclas basta con restarle 32 a su <text:s/>código ASCII. Esta operación sólo se realiza con los caracteres de la ‘a’ (código ascii 97) a la ‘z’ (código ascii 122). El resto de caracteres se deja como estaban. Esta función se debe implementar en el </text:span><text:span text:style-name="T25">fichero</text:span><text:span text:style-name="T27"> </text:span><text:span text:style-name="T25">upper_char.asm</text:span></text:p>
      <text:p text:style-name="P15"><text:span text:style-name="T30">2. </text:span><text:span text:style-name="T24">Programa principal</text:span><text:span text:style-name="T30"> de prueba de </text:span><text:span text:style-name="T24">upper_char</text:span><text:span text:style-name="T30"> (1 pto). <text:s/>Dentro del </text:span><text:span text:style-name="T24">fichero upper_char.asm</text:span><text:span text:style-name="T30"> se debe incluir un programa principal que compruebe que la función upper_char funciona correctamente. Deberá definirse una cadena en tiempo de compilación, imprimirla en la consola, llamar a la función upper_char para convertir a mayúsuclas </text:span><text:span text:style-name="T24">el primer carácter</text:span><text:span text:style-name="T30">, imprimir la nueva cadena y terminar</text:span></text:p>
      <text:p text:style-name="P12"><text:soft-page-break/><text:span text:style-name="T12">3</text:span><text:span text:style-name="T4">. </text:span><text:span text:style-name="T20">Función upper</text:span><text:span text:style-name="T12"> (4 ptos): </text:span><text:span text:style-name="T23">void</text:span><text:span text:style-name="T11"> upper</text:span><text:span text:style-name="T23">(char *pstr). </text:span><text:span text:style-name="T28">Convertir a mayúsuclas la cadena apunta</text:span><text:span text:style-name="T29">da</text:span><text:span text:style-name="T28"> por el puntero pasado como parámetro. Se debe usar un </text:span><text:span text:style-name="T26">algoritmo iterativo</text:span><text:span text:style-name="T28"> que recorra la cadena, convirtiendo cada uno de los caracteres a mayúsculas </text:span><text:span text:style-name="T26">llamando a la función upper_char</text:span><text:span text:style-name="T28">. Se debe implementar en el </text:span><text:span text:style-name="T26">fichero upper.asm</text:span></text:p>
      <text:p text:style-name="P12"><text:span text:style-name="T12">4. </text:span><text:span text:style-name="T20">Programa principal</text:span><text:span text:style-name="T12"> de prueba de upper (1 pto). Dentro del </text:span><text:span text:style-name="T20">fichero upper.asm</text:span><text:span text:style-name="T12"> se debe incluir un programa principal que compruebe que la función upper funciona correctamente. Deberá definirse la siguiente cadena en tiempo de compilación :</text:span><text:span text:style-name="T11">“</text:span><text:span text:style-name="T23">Summer is coming**-2019\n</text:span><text:span text:style-name="T11">”,</text:span><text:span text:style-name="T12"> <text:s/>imprimirla en la consola, convertirla a mayúsculas llamando a upper, imprimirla en la consola y terminar</text:span></text:p>
      <text:p text:style-name="P7"><text:span text:style-name="T12">5</text:span><text:span text:style-name="T5">. </text:span><text:span text:style-name="T20">Fichero upper2.asm</text:span><text:span text:style-name="T12"> (2 ptos)</text:span><text:span text:style-name="T8">. </text:span><text:span text:style-name="T12">Ampliar el programa anterior para que además de la conversión anterior, pida al usuario una cadena en tiempo de ejecución, la imprima en mayúsculas en la consola y termine. Se debe implementar en el </text:span><text:span text:style-name="T20">fichero upper2.asm</text:span><text:span text:style-name="T12"> </text:span><text:span text:style-name="T13">(Por tanto, este programa hace dos conversiones a mayúsculas, una de la cadena definida en tiempo de compilación, y otra con la cadena introducida por el usuario en tiempo de ejecució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06-16T08:38:29.505414335</dc:date>
    <meta:editing-cycles>121</meta:editing-cycles>
    <meta:editing-duration>PT15H2M52S</meta:editing-duration>
    <meta:generator>LibreOffice/6.0.7.3$Linux_X86_64 LibreOffice_project/00m0$Build-3</meta:generator>
    <meta:document-statistic meta:table-count="0" meta:image-count="0" meta:object-count="0" meta:page-count="2" meta:paragraph-count="19" meta:word-count="551" meta:character-count="3468" meta:non-whitespace-character-count="2935"/>
  </office:meta>
</office:document-meta>
</file>